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P8" style:family="paragraph" style:parent-style-name="Text_20_body">
      <style:paragraph-properties>
        <style:tab-stops>
          <style:tab-stop style:position="6.4992in" style:type="right"/>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style>
    <style:style style:name="P13" style:family="paragraph" style:parent-style-name="Standard" style:list-style-name="L1"/>
    <style:style style:name="P14" style:family="paragraph" style:parent-style-name="Standard" style:list-style-name="L2"/>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387a" style:font-size-asian="8pt" style:font-size-complex="8pt"/>
    </style:style>
    <style:style style:name="T4" style:family="text">
      <style:text-properties fo:font-size="8pt" officeooo:rsid="001b387a" style:font-size-asian="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18cb17"/>
    </style:style>
    <style:style style:name="T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7">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1116952934910962897" text:style-name="L1">
        <text:list-item>
          <text:p text:style-name="P13">The OpenLCB Message Network Standard, w<text:span text:style-name="T6">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3"><text:span text:style-name="T6">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6">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12">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12">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4068246521388479966" text:style-name="L2">
        <text:list-item>
          <text:p text:style-name="P14">The byte 0x01 or 0x04 to indicate the version of the following content</text:p>
        </text:list-item>
        <text:list-item>
          <text:p text:style-name="P14">A null-terminated string for manufacturer name of no more than 41 bytes including terminating null.</text:p>
        </text:list-item>
        <text:list-item>
          <text:p text:style-name="P14">A null-terminated string for node model name of no more than 41 bytes including terminating null.</text:p>
        </text:list-item>
        <text:list-item>
          <text:p text:style-name="P14">A null-terminated string for node hardware version of no more than 21 bytes including terminating null.</text:p>
        </text:list-item>
        <text:list-item>
          <text:p text:style-name="P14">A null-terminated string for node software version of no more than 21 bytes including terminating null.</text:p>
        </text:list-item>
        <text:list-item>
          <text:p text:style-name="P14"><text:soft-page-break/>The byte 0x01 or 0x02 to indicate the version of the following content</text:p>
        </text:list-item>
        <text:list-item>
          <text:p text:style-name="P14">A null-terminated string for user-provided node name of no more than 63 bytes including terminating null.</text:p>
        </text:list-item>
        <text:list-item>
          <text:p text:style-name="P14">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5"><text:s/>1 Introduction (Informative)<text:tab/>1</text:p>
          <text:p text:style-name="P15"><text:s/>2 Intended Use (Informative)<text:tab/>1</text:p>
          <text:p text:style-name="P15"><text:s/>3 References and Context (Normative)<text:tab/>1</text:p>
          <text:p text:style-name="P15"><text:s/>4 Message Formats (Normative)<text:tab/>2</text:p>
          <text:p text:style-name="P16"><text:s/>4.1 Simple Node Information Request<text:tab/>2</text:p>
          <text:p text:style-name="P16"><text:s/>4.2 Simple Node Information Reply<text:tab/>2</text:p>
          <text:p text:style-name="P15"><text:s/>5 Payload Format (Normative)<text:tab/>2</text:p>
          <text:p text:style-name="P16"><text:s/>5.1 Format<text:tab/>2</text:p>
          <text:p text:style-name="P16"><text:s/>5.2 Versioning<text:tab/>3</text:p>
          <text:p text:style-name="P15"><text:s/>6 Interactions (Normative)<text:tab/>3</text:p>
          <text:p text:style-name="P16"><text:s/>6.1 Discovery<text:tab/>3</text:p>
          <text:p text:style-name="P16"><text:s/>6.2 Request and reply<text:tab/>3</text:p>
          <text:p text:style-name="P16"><text:s/>6.3 Stability<text:tab/>3</text:p>
          <text:p text:style-name="P15"><text:s/>7 CAN Adaptation (Normativ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MP7" style:family="paragraph" style:parent-style-name="Text_20_body">
      <style:paragraph-properties>
        <style:tab-stops>
          <style:tab-stop style:position="6.4992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Standard</text:titl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Feb 15, 2015</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87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15, 2015</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user-defined style:data-style-name="N0" text:name="OLCBdate">Feb 15, 2015</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5</meta:editing-cycles>
    <meta:editing-duration>PT16H23M7S</meta:editing-duration>
    <meta:generator>LibreOffice/4.4.0.3$MacOSX_X86_64 LibreOffice_project/de093506bcdc5fafd9023ee680b8c60e3e0645d7</meta:generator>
    <dc:date>2016-02-06T15:43:54.231436000</dc:date>
    <dc:creator>David Harris</dc:creator>
    <meta:document-statistic meta:table-count="3" meta:image-count="1" meta:object-count="0" meta:page-count="4" meta:paragraph-count="89" meta:word-count="1050" meta:character-count="6546" meta:non-whitespace-character-count="5567"/>
    <meta:user-defined meta:name="Info 4"/>
    <meta:user-defined meta:name="OLCBdate">Feb 15, 2015</meta:user-defined>
    <meta:user-defined meta:name="OLCBstatus">Adopted</meta:user-defined>
    <meta:user-defined meta:name="OLCByear">2016</meta:user-defined>
  </office:meta>
</office:document-meta>
</file>